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size="10pt" fo:font-style="normal"/>
    </style:style>
    <style:style style:name="T4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77cm" svg:height="1.882cm" svg:x="2.666cm" svg:y="3.316cm">
          <text:p text:style-name="P1"><text:span text:style-name="T1">Package bui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2" draw:layer="layout" svg:width="2.77cm" svg:height="1.882cm" svg:x="6.625cm" svg:y="3.316cm">
          <text:p text:style-name="P1"><text:span text:style-name="T1">Submitted for</text:span></text:p>
          <text:p text:style-name="P1"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77cm" svg:height="1.882cm" svg:x="10.576cm" svg:y="3.316cm">
          <text:p text:style-name="P1"><text:span text:style-name="T1">QA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7cm" svg:height="2.155cm" svg:x="2.261cm" svg:y="1.626cm">
          <draw:text-box>
            <text:p text:style-name="P4">Fedora package QA process</text:p>
          </draw:text-box>
        </draw:frame>
        <draw:custom-shape draw:style-name="gr1" draw:text-style-name="P3" draw:id="id4" draw:layer="layout" svg:width="2.77cm" svg:height="1.882cm" svg:x="14.573cm" svg:y="3.305cm">
          <text:p text:style-name="P1"><text:span text:style-name="T1">Signed by</text:span></text:p>
          <text:p text:style-name="P1"><text:span text:style-name="T1">Release T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5" draw:layer="layout" svg:width="2.77cm" svg:height="1.882cm" svg:x="18.971cm" svg:y="3.305cm">
          <text:p text:style-name="P1"><text:span text:style-name="T1">Package pushed</text:span></text:p>
          <text:p text:style-name="P1"><text:span text:style-name="T1">L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5.436cm" svg:y1="4.257cm" svg:x2="6.625cm" svg:y2="4.257cm" draw:start-shape="id1" draw:start-glue-point="1" draw:end-shape="id2" draw:end-glue-point="3">
          <text:p text:style-name="P4"/>
        </draw:connector>
        <draw:connector draw:style-name="gr4" draw:text-style-name="P5" draw:layer="layout" svg:x1="9.395cm" svg:y1="4.257cm" svg:x2="10.576cm" svg:y2="4.257cm" draw:start-shape="id2" draw:start-glue-point="1" draw:end-shape="id3">
          <text:p text:style-name="P4"/>
        </draw:connector>
        <draw:connector draw:style-name="gr4" draw:text-style-name="P5" draw:layer="layout" svg:x1="17.343cm" svg:y1="4.246cm" svg:x2="18.971cm" svg:y2="4.246cm" draw:start-shape="id4" draw:start-glue-point="1" draw:end-shape="id5" draw:end-glue-point="3">
          <text:p text:style-name="P4"/>
        </draw:connector>
        <draw:connector draw:style-name="gr4" draw:text-style-name="P5" draw:layer="layout" svg:x1="13.346cm" svg:y1="4.257cm" svg:x2="14.573cm" svg:y2="4.246cm" draw:start-shape="id3" draw:end-shape="id4" draw:end-glue-point="3">
          <text:p text:style-name="P4"/>
        </draw:connector>
        <draw:custom-shape draw:style-name="gr1" draw:text-style-name="P3" draw:id="id6" draw:layer="layout" svg:width="2.77cm" svg:height="1.882cm" svg:x="2.666cm" svg:y="7.352cm">
          <text:p text:style-name="P1"><text:span text:style-name="T1">Package flagged</text:span></text:p>
          <text:p text:style-name="P1"><text:span text:style-name="T1">as ready for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7" draw:layer="layout" svg:width="2.77cm" svg:height="1.882cm" svg:x="6.476cm" svg:y="7.352cm">
          <text:p text:style-name="P2">Automated tests</text:p>
          <text:p text:style-name="P2">are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8" draw:layer="layout" svg:width="2.77cm" svg:height="1.882cm" svg:x="10.576cm" svg:y="7.352cm">
          <text:p text:style-name="P2">Pushed to </text:p>
          <text:p text:style-name="P2">updates-testing</text:p>
          <text:p text:style-name="P2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9" draw:layer="layout" svg:width="2.77cm" svg:height="1.882cm" svg:x="14.573cm" svg:y="7.352cm">
          <text:p text:style-name="P2">Community</text:p>
          <text:p text:style-name="P2">Appr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5.436cm" svg:y1="8.293cm" svg:x2="6.476cm" svg:y2="8.293cm" draw:start-shape="id6" draw:start-glue-point="1" draw:end-shape="id7">
          <text:p text:style-name="P4"/>
        </draw:connector>
        <draw:connector draw:style-name="gr4" draw:text-style-name="P5" draw:layer="layout" svg:x1="9.246cm" svg:y1="8.293cm" svg:x2="10.576cm" svg:y2="8.293cm" draw:start-shape="id7" draw:start-glue-point="1" draw:end-shape="id8" draw:end-glue-point="3">
          <text:p text:style-name="P4"/>
        </draw:connector>
        <draw:connector draw:style-name="gr4" draw:text-style-name="P5" draw:layer="layout" svg:x1="13.346cm" svg:y1="8.293cm" svg:x2="14.573cm" svg:y2="8.293cm" draw:start-shape="id8" draw:start-glue-point="1" draw:end-shape="id9" draw:end-glue-point="3">
          <text:p text:style-name="P4"/>
        </draw:connector>
        <draw:custom-shape draw:style-name="gr1" draw:text-style-name="P3" draw:layer="layout" svg:width="3.81cm" svg:height="2.517cm" svg:x="18.771cm" svg:y="7.341cm">
          <text:p text:style-name="P2">Update is submitted</text:p>
          <text:p text:style-name="P2">to the Release Team for</text:p>
          <text:p text:style-name="P2">pushing. <text:s/>Developer is </text:p>
          <text:p text:style-name="P2">also notifi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7.343cm" svg:y1="8.293cm" svg:x2="18.771cm" svg:y2="8.293cm" draw:start-shape="id9" draw:start-glue-point="1">
          <text:p text:style-name="P4"/>
        </draw:connector>
        <draw:custom-shape draw:style-name="gr5" draw:text-style-name="P2" draw:layer="layout" svg:width="5.08cm" svg:height="2.54cm" svg:x="12.421cm" svg:y="13.691cm">
          <text:p text:style-name="P2"><text:span text:style-name="T1">Approval could entail </text:span><text:span text:style-name="T2">n</text:span><text:span text:style-name="T3"> positive approvals, or no negative feedback after a given threshold of time</text:span></text:p>
          <draw:enhanced-geometry svg:viewBox="0 0 21600 21600" draw:text-areas="800 800 20800 20800" draw:type="round-rectangular-callout" draw:modifiers="15168.037787837 -38507.6741440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5.08cm" svg:height="1.905cm" svg:x="3.531cm" svg:y="13.056cm">
          <text:p text:style-name="P1"><text:span text:style-name="T1">Should we allow </text:span><text:span text:style-name="T1">devs to push </text:span><text:span text:style-name="T1">updates to </text:span><text:span text:style-name="T1">updates-testing w/ </text:span><text:span text:style-name="T1">failed tests?</text:span></text:p>
          <draw:enhanced-geometry svg:viewBox="0 0 21600 21600" draw:text-areas="800 800 20800 20800" draw:type="round-rectangular-callout" draw:modifiers="18611.4544381027 -44446.5897166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7.62cm" svg:height="1.905cm" svg:x="5.436cm" svg:y="17.501cm">
          <text:p text:style-name="P6"><text:span text:style-name="T4">Test failures or negative feedback should results in the developer being notified. <text:s/>Security team should be able to nudge packages past this stage to the submission to release team, if necessary.</text:span></text:p>
          <draw:enhanced-geometry svg:viewBox="0 0 21600 21600" draw:text-areas="800 800 20800 20800" draw:type="round-rectangular-callout" draw:modifiers="11875.6068757381 -58612.3819517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6$Build-9116</meta:generator>
    <meta:creation-date>2007-02-12T17:36:58</meta:creation-date>
    <dc:creator>Luke Macken</dc:creator>
    <dc:date>2007-02-15T00:12:58</dc:date>
    <dc:language>en-US</dc:language>
    <meta:editing-cycles>10</meta:editing-cycles>
    <meta:editing-duration>PT10M5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